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3.5cm" svg:x="1.5cm" svg:y="1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7.5cm" svg:height="1.25cm" svg:x="1.5cm" svg:y="4.75cm">
          <draw:text-box>
            <text:p>Phase 0 : le serveur est en attente</text:p>
          </draw:text-box>
        </draw:frame>
        <draw:custom-shape draw:style-name="gr1" draw:text-style-name="P1" draw:layer="layout" svg:width="6cm" svg:height="3.5cm" svg:x="1.5cm" svg:y="6.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11cm" svg:x2="19.5cm" svg:y2="11cm">
          <text:p/>
        </draw:line>
        <draw:frame draw:style-name="gr2" draw:layer="layout" svg:width="17.5cm" svg:height="1.25cm" svg:x="1.5cm" svg:y="10cm">
          <draw:text-box>
            <text:p>Phase 1 : le client se connecte</text:p>
          </draw:text-box>
        </draw:frame>
        <draw:custom-shape draw:style-name="gr1" draw:text-style-name="P1" draw:layer="layout" svg:width="3.5cm" svg:height="2cm" svg:x="12.5cm" svg:y="6.5cm"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5cm" svg:y1="7.5cm" svg:x2="7.5cm" svg:y2="8.5cm">
          <text:p/>
        </draw:line>
        <draw:line draw:style-name="gr3" draw:text-style-name="P1" draw:layer="layout" svg:x1="1.5cm" svg:y1="5.5cm" svg:x2="19.5cm" svg:y2="5.5cm">
          <text:p/>
        </draw:line>
        <draw:custom-shape draw:style-name="gr1" draw:text-style-name="P1" draw:layer="layout" svg:width="6cm" svg:height="3.5cm" svg:x="1.5cm" svg:y="12.2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17.5cm" svg:x2="19.5cm" svg:y2="17.5cm">
          <text:p/>
        </draw:line>
        <draw:frame draw:style-name="gr2" draw:layer="layout" svg:width="17.5cm" svg:height="1.675cm" svg:x="1.5cm" svg:y="15.75cm">
          <draw:text-box>
            <text:p>Phase 2 : le serveur créer un thread client, lui associe la connection et retourne en mode écoute</text:p>
          </draw:text-box>
        </draw:frame>
        <draw:custom-shape draw:style-name="gr1" draw:text-style-name="P1" draw:layer="layout" svg:width="3.5cm" svg:height="2cm" svg:x="12.5cm" svg:y="12.25cm"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5cm" svg:y1="13.25cm" svg:x2="9cm" svg:y2="15cm">
          <text:p/>
        </draw:line>
        <draw:custom-shape draw:style-name="gr1" draw:text-style-name="P1" draw:layer="layout" svg:width="3.5cm" svg:height="1.5cm" svg:x="5.5cm" svg:y="14.5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.5cm" svg:x="1.5cm" svg:y="20.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28cm" svg:x2="19.5cm" svg:y2="28cm">
          <text:p/>
        </draw:line>
        <draw:frame draw:style-name="gr2" draw:layer="layout" svg:width="17.5cm" svg:height="1.675cm" svg:x="1.5cm" svg:y="26cm">
          <draw:text-box>
            <text:p>Phase 3 : Pour chaque nouveau client se connecte, on repète les phase 1 et 2</text:p>
          </draw:text-box>
        </draw:frame>
        <draw:custom-shape draw:style-name="gr1" draw:text-style-name="P1" draw:layer="layout" svg:width="3.5cm" svg:height="2cm" svg:x="10cm" svg:y="23.5cm"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6cm" svg:y="20.5cm">
          <text:p text:style-name="P1">Thread</text:p>
          <text:p text:style-name="P1">Clien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3cm" svg:y="19.5cm">
          <text:p text:style-name="P1">Thread</text:p>
          <text:p text:style-name="P1">Client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6cm" svg:y="22.5cm">
          <text:p text:style-name="P1">Thread</text:p>
          <text:p text:style-name="P1">Client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3cm" svg:y="23.5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3cm" svg:y="22cm">
          <text:p text:style-name="P1">Client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0cm" svg:y="18cm">
          <text:p text:style-name="P1">Client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3cm" svg:y="19.5cm">
          <text:p text:style-name="P1">Clien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002cm" svg:y1="24.5cm" svg:x2="6.469cm" svg:y2="24.236cm">
          <text:p/>
        </draw:line>
        <draw:line draw:style-name="gr4" draw:text-style-name="P1" draw:layer="layout" svg:x1="13.044cm" svg:y1="23.005cm" svg:x2="9.539cm" svg:y2="23.243cm">
          <text:p/>
        </draw:line>
        <draw:line draw:style-name="gr4" draw:text-style-name="P1" draw:layer="layout" svg:x1="13.031cm" svg:y1="20.518cm" svg:x2="9.472cm" svg:y2="21.246cm">
          <text:p/>
        </draw:line>
        <draw:line draw:style-name="gr4" draw:text-style-name="P1" draw:layer="layout" svg:x1="10.015cm" svg:y1="19.023cm" svg:x2="6.469cm" svg:y2="20.24cm">
          <text:p/>
        </draw:line>
      </draw:page>
      <draw:page draw:name="page2" draw:style-name="dp1" draw:master-page-name="Default">
        <draw:custom-shape draw:style-name="gr1" draw:text-style-name="P1" draw:layer="layout" svg:width="6cm" svg:height="3.5cm" svg:x="1.324cm" svg:y="1.4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4cm" svg:y1="6.8cm" svg:x2="19.4cm" svg:y2="6.8cm">
          <text:p/>
        </draw:line>
        <draw:frame draw:style-name="gr2" draw:layer="layout" svg:width="17.5cm" svg:height="1.675cm" svg:x="1.3cm" svg:y="5cm">
          <draw:text-box>
            <text:p>Phase 4 : Un joueur demande la création d'une salle de jeu (Commande JOIN suivit du numéro de salle)</text:p>
          </draw:text-box>
        </draw:frame>
        <draw:custom-shape draw:style-name="gr1" draw:text-style-name="P1" draw:layer="layout" svg:width="3.5cm" svg:height="2cm" svg:x="12cm" svg:y="2cm"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617cm" svg:y="2.304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cm" svg:y1="3cm" svg:x2="9.1cm" svg:y2="3cm">
          <text:p/>
        </draw:line>
        <draw:frame draw:style-name="gr5" draw:layer="layout" svg:width="7.629cm" svg:height="0.963cm" svg:x="9.5cm" svg:y="3cm">
          <draw:text-box>
            <text:p>JOIN 1</text:p>
          </draw:text-box>
        </draw:frame>
        <draw:custom-shape draw:style-name="gr1" draw:text-style-name="P1" draw:layer="layout" svg:width="6cm" svg:height="3.5cm" svg:x="1.424cm" svg:y="7.3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12.3cm" svg:x2="19.5cm" svg:y2="12.3cm">
          <text:p/>
        </draw:line>
        <draw:frame draw:style-name="gr2" draw:layer="layout" svg:width="18.7cm" svg:height="1.25cm" svg:x="1.3cm" svg:y="11.4cm">
          <draw:text-box>
            <text:p>Phase 5 : Le Thread Client créer un thread Room (salle de jeu)</text:p>
          </draw:text-box>
        </draw:frame>
        <draw:custom-shape draw:style-name="gr1" draw:text-style-name="P1" draw:layer="layout" svg:width="3.5cm" svg:height="2cm" svg:x="12cm" svg:y="6.9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5cm" svg:y="7.3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cm" svg:y1="8cm" svg:x2="9cm" svg:y2="8cm">
          <text:p/>
        </draw:line>
        <draw:custom-shape draw:style-name="gr1" draw:text-style-name="P1" draw:layer="layout" svg:width="2.9cm" svg:height="1.7cm" svg:x="4.6cm" svg:y="9.6cm">
          <text:p text:style-name="P1">Thread</text:p>
          <text:p text:style-name="P1">Roo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5cm" svg:y1="10.4cm" svg:x2="12.5cm" svg:y2="8.7cm">
          <text:p/>
        </draw:line>
        <draw:custom-shape draw:style-name="gr1" draw:text-style-name="P1" draw:layer="layout" svg:width="6cm" svg:height="3.5cm" svg:x="1.5cm" svg:y="14.4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20.2cm" svg:x2="19.5cm" svg:y2="20.2cm">
          <text:p/>
        </draw:line>
        <draw:frame draw:style-name="gr2" draw:layer="layout" svg:width="17.5cm" svg:height="1.25cm" svg:x="1.5cm" svg:y="19cm">
          <draw:text-box>
            <text:p>Phase 6 : Les autres clients rejoingent la salle de jeu</text:p>
          </draw:text-box>
        </draw:frame>
        <draw:custom-shape draw:style-name="gr1" draw:text-style-name="P1" draw:layer="layout" svg:width="2.9cm" svg:height="1.7cm" svg:x="5.9cm" svg:y="14.7cm">
          <text:p text:style-name="P1">Thread</text:p>
          <text:p text:style-name="P1">Roo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.5cm" svg:x="1.424cm" svg:y="7.3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12.3cm" svg:x2="19.5cm" svg:y2="12.3cm">
          <text:p/>
        </draw:line>
        <draw:custom-shape draw:style-name="gr1" draw:text-style-name="P1" draw:layer="layout" svg:width="3.5cm" svg:height="1.5cm" svg:x="5.5cm" svg:y="7.3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cm" svg:y1="8cm" svg:x2="9cm" svg:y2="8cm">
          <text:p/>
        </draw:line>
        <draw:custom-shape draw:style-name="gr1" draw:text-style-name="P1" draw:layer="layout" svg:width="2.9cm" svg:height="1.7cm" svg:x="4.6cm" svg:y="9.6cm">
          <text:p text:style-name="P1">Thread</text:p>
          <text:p text:style-name="P1">Roo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5cm" svg:y1="10.4cm" svg:x2="12.5cm" svg:y2="8.7cm">
          <text:p/>
        </draw:line>
        <draw:custom-shape draw:style-name="gr1" draw:text-style-name="P1" draw:layer="layout" svg:width="3.5cm" svg:height="2cm" svg:x="12cm" svg:y="6.9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2.6cm" svg:y="13cm">
          <text:p text:style-name="P1">Thread</text:p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1cm" svg:y1="13.6cm" svg:x2="6.1cm" svg:y2="13.7cm">
          <text:p/>
        </draw:line>
        <draw:custom-shape draw:style-name="gr1" draw:text-style-name="P1" draw:layer="layout" svg:width="3.5cm" svg:height="2cm" svg:x="13.2cm" svg:y="12.6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4cm" svg:y="17.1cm">
          <text:p text:style-name="P1">Thread</text:p>
          <text:p text:style-name="P1">Client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3cm" svg:y1="17.7cm" svg:x2="8.9cm" svg:y2="17.9cm">
          <text:p/>
        </draw:line>
        <draw:custom-shape draw:style-name="gr1" draw:text-style-name="P1" draw:layer="layout" svg:width="3.5cm" svg:height="2cm" svg:x="13.4cm" svg:y="16.7cm">
          <text:p text:style-name="P1">Client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5cm" svg:y1="15cm" svg:x2="13.7cm" svg:y2="14.3cm">
          <text:p/>
        </draw:line>
        <draw:line draw:style-name="gr4" draw:text-style-name="P1" draw:layer="layout" svg:x1="8.4cm" svg:y1="16.2cm" svg:x2="14cm" svg:y2="17cm">
          <text:p/>
        </draw:line>
        <draw:frame draw:style-name="gr5" draw:layer="layout" svg:width="7.629cm" svg:height="0.963cm" svg:x="8.2cm" svg:y="12.7cm">
          <draw:text-box>
            <text:p>JOIN 1</text:p>
          </draw:text-box>
        </draw:frame>
        <draw:frame draw:style-name="gr5" draw:layer="layout" svg:width="7.629cm" svg:height="0.963cm" svg:x="9.471cm" svg:y="17.9cm">
          <draw:text-box>
            <text:p>JOIN 1</text:p>
          </draw:text-box>
        </draw:frame>
        <draw:custom-shape draw:style-name="gr1" draw:text-style-name="P1" draw:layer="layout" svg:width="6cm" svg:height="3.5cm" svg:x="1.3cm" svg:y="22.6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7.5cm" svg:height="2.387cm" svg:x="1.3cm" svg:y="27.25cm">
          <draw:text-box>
            <text:p>Phase 7 : La salle demande qqchose au client, le client répond mais c'est le thread client qui reçoit la réponse ça bug, je sais pas comment passé la commande à la salle</text:p>
          </draw:text-box>
        </draw:frame>
        <draw:custom-shape draw:style-name="gr1" draw:text-style-name="P1" draw:layer="layout" svg:width="2.9cm" svg:height="1.7cm" svg:x="5.7cm" svg:y="22.95cm">
          <text:p text:style-name="P1">Thread</text:p>
          <text:p text:style-name="P1">Roo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2.4cm" svg:y="21.25cm">
          <text:p text:style-name="P1">Thread</text:p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9cm" svg:y1="21.85cm" svg:x2="5.9cm" svg:y2="21.95cm">
          <text:p/>
        </draw:line>
        <draw:custom-shape draw:style-name="gr1" draw:text-style-name="P1" draw:layer="layout" svg:width="3.5cm" svg:height="2cm" svg:x="13cm" svg:y="20.85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2cm" svg:y="25.35cm">
          <text:p text:style-name="P1">Thread</text:p>
          <text:p text:style-name="P1">Client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1cm" svg:y1="25.95cm" svg:x2="8.7cm" svg:y2="26.15cm">
          <text:p/>
        </draw:line>
        <draw:custom-shape draw:style-name="gr1" draw:text-style-name="P1" draw:layer="layout" svg:width="3.5cm" svg:height="2cm" svg:x="13.2cm" svg:y="24.95cm">
          <text:p text:style-name="P1">Client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cm" svg:y1="23.25cm" svg:x2="13.5cm" svg:y2="22.55cm">
          <text:p/>
        </draw:line>
        <draw:line draw:style-name="gr4" draw:text-style-name="P1" draw:layer="layout" svg:x1="8.2cm" svg:y1="24.45cm" svg:x2="13.8cm" svg:y2="25.25cm">
          <text:p/>
        </draw:line>
        <draw:frame draw:style-name="gr5" draw:layer="layout" svg:width="7.629cm" svg:height="0.963cm" svg:x="8cm" svg:y="20.95cm">
          <draw:text-box>
            <text:p>80 COEUR</text:p>
          </draw:text-box>
        </draw:frame>
        <draw:frame draw:style-name="gr5" draw:layer="layout" svg:width="7.629cm" svg:height="0.963cm" svg:x="9.5cm" svg:y="23.037cm">
          <draw:text-box>
            <text:p>GET_ANNO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6M10S</meta:editing-duration>
    <meta:editing-cycles>6</meta:editing-cycles>
    <meta:generator>LibreOffice/4.0.3.3$Windows_x86 LibreOffice_project/0eaa50a932c8f2199a615e1eb30f7ac74279539</meta:generator>
    <dc:date>2013-08-26T16:07:14.52</dc:date>
    <meta:document-statistic meta:object-count="78"/>
  </office:meta>
</office:document-meta>
</file>